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5.5104in" fo:margin-left="-0.075in" fo:margin-top="0in" fo:margin-bottom="0in" table:align="left" style:writing-mode="lr-tb"/>
    </style:style>
    <style:style style:name="Table1.A" style:family="table-column">
      <style:table-column-properties style:column-width="22.7549in"/>
    </style:style>
    <style:style style:name="Table1.A1" style:family="table-cell">
      <style:table-cell-properties fo:background-color="#d9eaf7" fo:padding-left="0.075in" fo:padding-right="0.075in" fo:padding-top="0in" fo:padding-bottom="0in" fo:border="0.0069in solid #000001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0069in solid #000001"/>
    </style:style>
    <style:style style:name="P1" style:family="paragraph" style:parent-style-name="Title" style:master-page-name="Standard">
      <style:paragraph-properties style:page-number="auto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rlin's Vault Deployment and Testing Instructions</text:p>
      <text:p text:style-name="Subtitle">Final Product Testing Guide</text:p>
      <text:p text:style-name="Standard"/>
      <text:h text:style-name="Heading_20_1" text:outline-level="1">Deployment Location</text:h>
      <text:p text:style-name="Standard">Live URL: https://klangdon108.github.io/Merlin-s-Vault/</text:p>
      <text:p text:style-name="Standard">Login Information: None required.</text:p>
      <text:p text:style-name="Standard">The project is a static HTML, CSS, and JavaScript prototype. It does not require a database, server-side language, payment processor, or administrator account.</text:p>
      <text:h text:style-name="Heading_20_1" text:outline-level="1">Local Testing Instructions</text:h>
      <text:p text:style-name="Standard">1. Unzip the final product folder.</text:p>
      <text:p text:style-name="Standard">2. Open index.html in a modern browser such as Chrome, Edge, Firefox, or Safari.</text:p>
      <text:p text:style-name="Standard">3. Navigate through the site using the header menu and page buttons.</text:p>
      <text:p text:style-name="Standard">4. For a more realistic local test, serve the folder with a simple static server and open the localhost URL.</text:p>
      <text:h text:style-name="Heading_20_1" text:outline-level="1">Suggested Professor Test Script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Standard"><text:span text:style-name="T1">Test Area</text:span></text:p>
          </table:table-cell>
          <table:table-cell table:style-name="Table1.A1" office:value-type="string">
            <text:p text:style-name="Standard"><text:span text:style-name="T1">Action</text:span></text:p>
          </table:table-cell>
        </table:table-row>
        <table:table-row>
          <table:table-cell table:style-name="Table1.A2" office:value-type="string">
            <text:p text:style-name="Standard">Home page navigation</text:p>
          </table:table-cell>
          <table:table-cell table:style-name="Table1.A2" office:value-type="string">
            <text:p text:style-name="Standard">Open index.html and confirm header links, category cards, product cards, and footer links display properly.</text:p>
          </table:table-cell>
        </table:table-row>
        <table:table-row>
          <table:table-cell table:style-name="Table1.A2" office:value-type="string">
            <text:p text:style-name="Standard">Shop and category flow</text:p>
          </table:table-cell>
          <table:table-cell table:style-name="Table1.A2" office:value-type="string">
            <text:p text:style-name="Standard">Open shop.html, select multiple categories, and confirm category.html displays the matching product list.</text:p>
          </table:table-cell>
        </table:table-row>
        <table:table-row>
          <table:table-cell table:style-name="Table1.A2" office:value-type="string">
            <text:p text:style-name="Standard">Product detail flow</text:p>
          </table:table-cell>
          <table:table-cell table:style-name="Table1.A2" office:value-type="string">
            <text:p text:style-name="Standard">Open a product page and add a product to the cart. Confirm cart count updates.</text:p>
          </table:table-cell>
        </table:table-row>
        <table:table-row>
          <table:table-cell table:style-name="Table1.A2" office:value-type="string">
            <text:p text:style-name="Standard">Cart persistence</text:p>
          </table:table-cell>
          <table:table-cell table:style-name="Table1.A2" office:value-type="string">
            <text:p text:style-name="Standard">Refresh cart.html and confirm items remain available through browser localStorage.</text:p>
          </table:table-cell>
        </table:table-row>
        <table:table-row>
          <table:table-cell table:style-name="Table1.A2" office:value-type="string">
            <text:p text:style-name="Standard">Checkout validation</text:p>
          </table:table-cell>
          <table:table-cell table:style-name="Table1.A2" office:value-type="string">
            <text:p text:style-name="Standard">Attempt checkout with missing fields and confirm validation prevents incomplete submission.</text:p>
          </table:table-cell>
        </table:table-row>
        <table:table-row>
          <table:table-cell table:style-name="Table1.A2" office:value-type="string">
            <text:p text:style-name="Standard">Order confirmation</text:p>
          </table:table-cell>
          <table:table-cell table:style-name="Table1.A2" office:value-type="string">
            <text:p text:style-name="Standard">Submit a valid checkout and confirm an order confirmation number is generated.</text:p>
          </table:table-cell>
        </table:table-row>
        <table:table-row>
          <table:table-cell table:style-name="Table1.A2" office:value-type="string">
            <text:p text:style-name="Standard">Order status lookup</text:p>
          </table:table-cell>
          <table:table-cell table:style-name="Table1.A2" office:value-type="string">
            <text:p text:style-name="Standard">Copy the confirmation number and use order-status.html to retrieve the simulated order.</text:p>
          </table:table-cell>
        </table:table-row>
        <table:table-row>
          <table:table-cell table:style-name="Table1.A2" office:value-type="string">
            <text:p text:style-name="Standard">Event registration</text:p>
          </table:table-cell>
          <table:table-cell table:style-name="Table1.A2" office:value-type="string">
            <text:p text:style-name="Standard">Open events.html, select an event, and submit the registration form.</text:p>
          </table:table-cell>
        </table:table-row>
        <table:table-row>
          <table:table-cell table:style-name="Table1.A2" office:value-type="string">
            <text:p text:style-name="Standard">Responsive layout</text:p>
          </table:table-cell>
          <table:table-cell table:style-name="Table1.A2" office:value-type="string">
            <text:p text:style-name="Standard">Resize browser or test mobile width and confirm cards and forms stack cleanly.</text:p>
          </table:table-cell>
        </table:table-row>
      </table:table>
      <text:h text:style-name="Heading_20_1" text:outline-level="1">Important Prototype Notes</text:h>
      <text:p text:style-name="Standard">• All product, event, and order data is simulated in JavaScript.</text:p>
      <text:p text:style-name="Standard">• Cart, order, and event registration data is stored in browser localStorage.</text:p>
      <text:p text:style-name="Standard">• No real payment information is processed.</text:p>
      <text:p text:style-name="Standard">• All images are replaceable SVG placeholders so future assets can be swapped without changing the page struc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1"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itle" style:family="paragraph" style:parent-style-name="Heading" style:next-style-name="Subtitle" style:default-outline-level="" style:list-style-name="" style:class="chapter">
      <style:paragraph-properties fo:text-align="center" style:justify-single-word="false" fo:orphans="2" fo:widows="2" style:writing-mode="lr-tb"/>
      <style:text-properties style:use-window-font-color="true" style:font-name="Arial" fo:font-size="17pt" fo:font-weight="bold" style:font-size-asian="17pt" style:font-weight-asian="bold" style:font-size-complex="1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text-align="center" style:justify-single-word="false" fo:orphans="2" fo:widows="2" style:writing-mode="lr-tb"/>
      <style:text-properties style:use-window-font-color="true" style:font-name="Arial" fo:font-size="10pt" fo:font-style="italic" style:font-size-asian="10pt" style:font-style-asian="italic" style:font-size-complex="14pt" style:font-style-complex="italic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text-properties style:font-name="Arial1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text-properties style:font-name="Arial1" fo:font-size="12pt" fo:font-weight="bold" style:font-size-asian="12pt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0.8in" fo:margin-right="0.8in" style:writing-mode="lr-tb" style:layout-grid-color="#c0c0c0" style:layout-grid-lines="24384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1" meta:image-count="0" meta:object-count="0" meta:page-count="1" meta:paragraph-count="37" meta:word-count="289" meta:character-count="1970"/>
    <dc:date>2026-04-27T21:45:50.89</dc:date>
    <dc:creator>Kadin Langdon</dc:creator>
    <meta:generator>OpenOffice/4.1.16$Win32 OpenOffice.org_project/4116m3$Build-9816</meta:generator>
  </office:meta>
</office:document-meta>
</file>